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52in"/>
    </style:style>
    <style:style style:name="co2" style:family="table-column">
      <style:table-column-properties fo:break-before="auto" style:column-width="6.212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213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office:value-type="string" calcext:value-type="string">
            <text:p>அசோகமித்திரன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அப்புசாமி. பே. நா</text:p>
          </table:table-cell>
          <table:table-cell office:value-type="string" calcext:value-type="string">
            <text:p>அறிவியல் கட்டுரைகள் (சுஜாதா போன்று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ய்யனார் விஸ்வநாத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ராத்து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அழகிரிசாமி. க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ஆதவன் (சுந்தரம். கே. எஸ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இந்திரா சௌந்தரராஜன்</text:p>
          </table:table-cell>
          <table:table-cell office:value-type="string" calcext:value-type="string">
            <text:p>வெகுசன எழுத்த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இந்திரா பார்த்தசார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ஐராவதம் மகாதேவன்</text:p>
          </table:table-cell>
          <table:table-cell office:value-type="string" calcext:value-type="string">
            <text:p>தமிழர் வரலாறு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கந்தசாமி. ச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ரிச்சான் குஞ்ச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ல்க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கார்ல் மார்க்ஸ். ஜ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கைலாசபதி. க</text:p>
          </table:table-cell>
          <table:table-cell office:value-type="string" calcext:value-type="string">
            <text:p>தமிழ் இலக்கிய வரலாறு பற்ற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ோணங்க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கோதைநாயகி. வை. மு</text:p>
          </table:table-cell>
          <table:table-cell office:value-type="string" calcext:value-type="string">
            <text:p>தீவிரமானது அல்ல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சம்பத். எஸ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யந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ரவணன் சந்திரன்</text:p>
          </table:table-cell>
          <table:table-cell office:value-type="string" calcext:value-type="string">
            <text:p>சாருவின் எழுத்துப்போல்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சாமிநாத சர்மா. வெ</text:p>
          </table:table-cell>
          <table:table-cell office:value-type="string" calcext:value-type="string">
            <text:p>வரலாறு கட்டுரைகள்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சாமிநாதையர். உ. வே</text:p>
          </table:table-cell>
          <table:table-cell office:value-type="string" calcext:value-type="string">
            <text:p>தமிழ் தாத்த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ார்வாகன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ாரு நிவேதித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சிதம்பர சுப்ரமண்யன். ந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ிவசங்கர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சுப்ரமண்யம். க. ந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சுபா (எழுத்தாளர்கள்)</text:p>
          </table:table-cell>
          <table:table-cell office:value-type="string" calcext:value-type="string">
            <text:p>தீவிரமானது அல்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ுஜாதா</text:p>
          </table:table-cell>
          <table:table-cell office:value-type="string" calcext:value-type="string">
            <text:p>தீவிரமானது அல்ல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செல்லப்பா. சி. ச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கழி சிவசங்கரப்பிள்ள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ஞ்சை பிரகாஷ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தமிழ்வாணன்</text:p>
          </table:table-cell>
          <table:table-cell office:value-type="string" calcext:value-type="string">
            <text:p>துப்பறியும் புதினங்கள், தீவிரமானது அல்ல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தேவநேயப் பாவாணர். ஞ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ோப்பில் முஹம்மது மீரா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குலன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நாகராஜன். ஜ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ாஞ்சில் நாட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ட்டுக்கோட்டை பிரபாகர்</text:p>
          </table:table-cell>
          <table:table-cell office:value-type="string" calcext:value-type="string">
            <text:p>வெகுசன எழுத்து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பரமசிவன். த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ாமயன்</text:p>
          </table:table-cell>
          <table:table-cell office:value-type="string" calcext:value-type="string">
            <text:p>வேளாண்மை பற்ற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ாரதிதா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ாரதியார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பாலகுமாரன்</text:p>
          </table:table-cell>
          <table:table-cell office:value-type="string" calcext:value-type="string">
            <text:p>துப்பறியும் புதினங்கள், தீவிரமானது அல்ல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பிச்சமூர்த்தி. 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ிரபஞ்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ுதுமைப்பித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ூமண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ெருமாள்முரு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தன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மயிலை சீனி. வேங்கடசாம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முருகவேள். இரா</text:p>
          </table:table-cell>
          <table:table-cell office:value-type="string" calcext:value-type="string">
            <text:p>எஸ். ரா பரிந்துர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முருகன். இர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ௌன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ரங்கநாதன். தி. ஜ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ராமகிருஷ்ணன். எஸ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ராமாமிர்தம். லா. 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ராஜகோபாலன். கு. ப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ராஜநாராயணன். க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லக்ஷ்மி சரவணகுமா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ண்ணநிலவன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வெங்கட்ராம். எம். வ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வெங்கடேசன். சு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வைக்கம் முகமது பஷீர்</text:p>
          </table:table-cell>
          <table:table-cell office:value-type="string" calcext:value-type="string">
            <text:p><text:span text:style-name="T1">எஸ். ரா. பரிந்துரை, </text:span>பால்யகால சகி, மதில்கள், முச்சீட்டுகளிக்காரண்டே மகள்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ஜானகிராமன். 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ஜெயகாந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ஜெயமோகன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ஷெரீப். கா. ம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ஷோபா சக்த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ஸ்ரீராம். வெ</text:p>
          </table:table-cell>
          <table:table-cell office:value-type="string" calcext:value-type="string">
            <text:p>மொழிபெயர்ப்பாளர், எஸ். ரா பரிந்துரை</text:p>
          </table:table-cell>
          <table:table-cell table:number-columns-repeated="1022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 style:data-style-name="N2" text:time-value="00:19:12.1560858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1.1.2$Linux_X86_64 LibreOffice_project/10$Build-2</meta:generator>
    <dc:date>2021-03-18T00:19:30.382404652</dc:date>
    <meta:editing-duration>PT5H4M29S</meta:editing-duration>
    <meta:editing-cycles>74</meta:editing-cycles>
    <meta:document-statistic meta:table-count="1" meta:cell-count="90" meta:object-count="0"/>
  </office:meta>
</office:document-meta>
</file>